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500000175709AE4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7.433cm" draw:z-index="0"><draw:image xlink:href="Pictures/100002010000035500000175709AE4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non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non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l Zuazo</meta:initial-creator>
    <meta:creation-date>2015-10-12T23:09:57.916101936</meta:creation-date>
    <dc:date>2015-10-12T23:10:42.521180144</dc:date>
    <dc:creator>Mikel Zuazo</dc:creator>
    <meta:editing-duration>PT4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4.5.2$Linux_X86_64 LibreOffice_project/40$Build-2</meta:generator>
  </office:meta>
</office:document-meta>
</file>